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TIENT REQUEST TABL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LUMN NAME</text:p>
          </table:table-cell>
          <table:table-cell/>
          <table:table-cell office:value-type="string" calcext:value-type="string">
            <text:p>DATA TYP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TIENT I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SYMPTOMS</text:p>
          </table:table-cell>
          <table:table-cell/>
          <table:table-cell office:value-type="string" calcext:value-type="string">
            <text:p>TEXT 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/>
          <table:table-cell office:value-type="string" calcext:value-type="string">
            <text:p>CHAR[10]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  <table:table-cell office:value-type="string" calcext:value-type="string">
            <text:p>CHAR[10]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BIRTH DATE</text:p>
          </table:table-cell>
          <table:table-cell/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TEXT 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PHONE NUMBER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 </text:p>
          </table:table-cell>
          <table:table-cell/>
        </table:table-row>
        <table:table-row table:style-name="ro1">
          <table:table-cell office:value-type="string" calcext:value-type="string">
            <text:p>PATIENT LOCATION</text:p>
          </table:table-cell>
          <table:table-cell/>
          <table:table-cell office:value-type="string" calcext:value-type="string">
            <text:p>TEXT 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AMILY REQUEST TA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MILY I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/>
          <table:table-cell office:value-type="string" calcext:value-type="string">
            <text:p>CHAR[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NAME</text:p>
          </table:table-cell>
          <table:table-cell/>
          <table:table-cell office:value-type="string" calcext:value-type="string">
            <text:p>CHAR[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TEXT </text:p>
          </table:table-cell>
          <table:table-cell/>
          <table:table-cell office:value-type="string" calcext:value-type="string">
            <text:p>NOT NULL </text:p>
          </table:table-cell>
          <table:table-cell office:value-type="string" calcext:value-type="string">
            <text:p>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9:37:36.004000000</meta:creation-date>
    <dc:date>2024-01-30T10:10:13.177000000</dc:date>
    <meta:editing-duration>PT32M40S</meta:editing-duration>
    <meta:editing-cycles>1</meta:editing-cycles>
    <meta:document-statistic meta:table-count="1" meta:cell-count="39" meta:object-count="0"/>
    <meta:generator>LibreOffice/7.6.4.1$Windows_X86_64 LibreOffice_project/e19e193f88cd6c0525a17fb7a176ed8e6a3e2aa1</meta:generator>
  </office:meta>
</office:document-meta>
</file>